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838" officeooo:paragraph-rsid="0038c374"/>
    </style:style>
    <style:style style:name="P2" style:family="paragraph" style:parent-style-name="Standard">
      <style:text-properties officeooo:rsid="003aa854" officeooo:paragraph-rsid="003aa854"/>
    </style:style>
    <style:style style:name="P3" style:family="paragraph" style:parent-style-name="Standard">
      <style:text-properties officeooo:rsid="003e1614" officeooo:paragraph-rsid="003e1614"/>
    </style:style>
    <style:style style:name="P4" style:family="paragraph" style:parent-style-name="Standard">
      <style:text-properties officeooo:rsid="0040e319" officeooo:paragraph-rsid="0040e319"/>
    </style:style>
    <style:style style:name="P5" style:family="paragraph" style:parent-style-name="Standard">
      <style:text-properties officeooo:rsid="00421dce" officeooo:paragraph-rsid="00421dce"/>
    </style:style>
    <style:style style:name="T1" style:family="text">
      <style:text-properties officeooo:rsid="003c9de2"/>
    </style:style>
    <style:style style:name="T2" style:family="text">
      <style:text-properties officeooo:rsid="003e1614"/>
    </style:style>
    <style:style style:name="T3" style:family="text">
      <style:text-properties officeooo:rsid="003fcc4a"/>
    </style:style>
    <style:style style:name="T4" style:family="text">
      <style:text-properties officeooo:rsid="0040e3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 Ejercicio 1<text:span text:style-name="T3">3</text:span></text:p>
      <text:p text:style-name="P1"># Este programa <text:span text:style-name="T2">muestra la cantidad de enteros impares entre 1 y 200</text:span></text:p>
      <text:p text:style-name="P1"/>
      <text:p text:style-name="P3">N = 200 <text:s/>#Numero máximo</text:p>
      <text:p text:style-name="P3"/>
      <text:p text:style-name="P4">Contador = 0</text:p>
      <text:p text:style-name="P3"/>
      <text:p text:style-name="P3">PARA k =1 HASTA N </text:p>
      <text:p text:style-name="P3"/>
      <text:p text:style-name="P3"><text:tab/>Contador = Contador <text:s/>+ <text:span text:style-name="T4">k </text:span>% 2</text:p>
      <text:p text:style-name="P3"/>
      <text:p text:style-name="P3">FIN PARA</text:p>
      <text:p text:style-name="P3"/>
      <text:p text:style-name="P5">MOSTRAR Contad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3:18:51.166175507</meta:creation-date>
    <meta:generator>LibreOffice/5.1.4.2$Linux_x86 LibreOffice_project/10m0$Build-2</meta:generator>
    <dc:date>2016-08-12T15:01:29.737455657</dc:date>
    <meta:editing-duration>PT8H40M48S</meta:editing-duration>
    <meta:editing-cycles>28</meta:editing-cycles>
    <meta:document-statistic meta:table-count="0" meta:image-count="0" meta:object-count="0" meta:page-count="1" meta:paragraph-count="8" meta:word-count="40" meta:character-count="188" meta:non-whitespace-character-count="152"/>
  </office:meta>
</office:document-meta>
</file>